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line-height="200%" fo:text-indent="0.5in" style:auto-text-indent="false"/>
      <style:text-properties style:font-name="Arial"/>
    </style:style>
    <style:style style:name="P2" style:family="paragraph" style:parent-style-name="Standard">
      <style:paragraph-properties fo:margin-left="0in" fo:margin-right="0in" fo:line-height="200%" fo:text-indent="0.5in" style:auto-text-indent="false"/>
      <style:text-properties style:font-name="Arial" style:text-underline-style="solid" style:text-underline-width="auto" style:text-underline-color="font-color" fo:font-weight="bold" style:font-weight-asian="bold" style:font-weight-complex="bold"/>
    </style:style>
    <style:style style:name="P3" style:family="paragraph" style:parent-style-name="Standard">
      <style:paragraph-properties fo:margin-left="0in" fo:margin-right="0in" fo:line-height="200%" fo:text-indent="0.5in" style:auto-text-indent="false"/>
      <style:text-properties style:font-name="Arial" style:text-underline-style="none" fo:font-weight="normal" style:font-weight-asian="normal" style:font-weight-complex="normal"/>
    </style:style>
    <style:style style:name="P4" style:family="paragraph" style:parent-style-name="Standard">
      <style:paragraph-properties fo:margin-left="0in" fo:margin-right="0in" fo:line-height="100%" fo:text-indent="0.5in" style:auto-text-indent="false"/>
      <style:text-properties style:font-name="Arial" style:text-underline-style="none" fo:font-weight="normal" style:font-weight-asian="normal" style:font-weight-complex="normal"/>
    </style:style>
    <style:style style:name="P5" style:family="paragraph" style:parent-style-name="Standard">
      <style:paragraph-properties fo:margin-left="0in" fo:margin-right="0in" fo:line-height="200%" fo:text-indent="0.5in" style:auto-text-indent="false" fo:break-before="page"/>
      <style:text-properties style:font-name="Arial" style:text-underline-style="solid" style:text-underline-width="auto" style:text-underline-color="font-color" fo:font-weight="bold" style:font-weight-asian="bold" style:font-weight-complex="bold"/>
    </style:style>
    <style:style style:name="P6" style:family="paragraph" style:parent-style-name="Standard">
      <style:paragraph-properties fo:line-height="100%"/>
      <style:text-properties style:font-name="Arial" style:text-underline-style="none" fo:font-weight="normal" style:font-weight-asian="normal" style:font-weight-complex="normal"/>
    </style:style>
    <style:style style:name="P7" style:family="paragraph" style:parent-style-name="Standard" style:list-style-name="L1">
      <style:paragraph-properties fo:line-height="100%"/>
      <style:text-properties style:font-name="Arial" style:text-underline-style="none" fo:font-weight="normal" style:font-weight-asian="normal" style:font-weight-complex="normal"/>
    </style:style>
    <style:style style:name="P8" style:family="paragraph" style:parent-style-name="Standard" style:list-style-name="L2">
      <style:paragraph-properties fo:line-height="100%"/>
      <style:text-properties style:font-name="Arial" style:text-underline-style="none" fo:font-weight="normal" style:font-weight-asian="normal" style:font-weight-complex="normal"/>
    </style:style>
    <style:style style:name="P9" style:family="paragraph" style:parent-style-name="Standard" style:list-style-name="L3">
      <style:paragraph-properties fo:line-height="100%"/>
      <style:text-properties style:font-name="Arial" style:text-underline-style="none" fo:font-weight="normal" style:font-weight-asian="normal" style:font-weight-complex="normal"/>
    </style:style>
    <style:style style:name="P10" style:family="paragraph" style:parent-style-name="Standard" style:list-style-name="L4">
      <style:paragraph-properties fo:line-height="100%"/>
      <style:text-properties style:font-name="Arial" style:text-underline-style="none" fo:font-weight="normal" style:font-weight-asian="normal" style:font-weight-complex="normal"/>
    </style:style>
    <style:style style:name="P11" style:family="paragraph" style:parent-style-name="Standard" style:list-style-name="L5">
      <style:paragraph-properties fo:line-height="100%"/>
      <style:text-properties style:font-name="Arial" style:text-underline-style="none" fo:font-weight="normal" style:font-weight-asian="normal" style:font-weight-complex="normal"/>
    </style:style>
    <style:style style:name="P12" style:family="paragraph" style:parent-style-name="Standard" style:list-style-name="L6">
      <style:paragraph-properties fo:line-height="100%"/>
      <style:text-properties style:font-name="Arial" style:text-underline-style="none" fo:font-weight="normal" style:font-weight-asian="normal" style:font-weight-complex="normal"/>
    </style:style>
    <style:style style:name="P13" style:family="paragraph" style:parent-style-name="Standard">
      <style:paragraph-properties fo:margin-left="0in" fo:margin-right="0in" fo:line-height="200%" fo:text-indent="0.5in" style:auto-text-indent="false"/>
      <style:text-properties style:font-name="Arial"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Knight is a fighter for his principals.</text:p>
      <text:p text:style-name="P2">Class Ability</text:p>
      <text:p text:style-name="P1">His ability resource is a scale between corruption and sanctity. Using more corruption based skills will push his scale in favor of corruption, adding more conditions to his attacks. When his scale favors sanctity, his attacks grant him boons.</text:p>
      <text:p text:style-name="P1">He can activate his first class ability “Balance the Scale” at the cost of setting his scale to neutral. If he activates it in favor of corruption, he grants himself boons based on how many surrounding enemies have conditions. If he activates it in favor of sanctity, he gives enemies conditions based on his boons.</text:p>
      <text:p text:style-name="P1">He can activate his second class ability “Break the Scale” when his balance toward one side is maximized. If he activates in favor of either side, he becomes that side's avatar. He is limited to 4 unique corruption abilities or 4 unique sanctity abilities for x turns. He can only use these 4 abilities. Taking damage will reduce the duration, but he is also invulnerable.</text:p>
      <text:p text:style-name="P1">Sanctity skills favor higher up front damage. Corruption skills favor long term damage.</text:p>
      <text:p text:style-name="P5">Weapon Abilities</text:p>
      <text:p text:style-name="P4">2h Swords – Favors close range and bleeding. Grants power. Favors corruption.:</text:p>
      <text:list xml:id="list10606130161" text:style-name="L1">
        <text:list-item>
          <text:p text:style-name="P7">Forward Strike. Hits 2 targets in a line. Causes bleeding on both.</text:p>
        </text:list-item>
        <text:list-item>
          <text:p text:style-name="P7">Rush. Run to target within 5 range. Grants power.</text:p>
        </text:list-item>
        <text:list-item>
          <text:p text:style-name="P7">Crescent. Favors corruption. Attack front 3 for lower damage and cause bleeding.</text:p>
        </text:list-item>
        <text:list-item>
          <text:p text:style-name="P7">Rend. Favors corruption. Causes bleeding.</text:p>
        </text:list-item>
      </text:list>
      <text:p text:style-name="P4">Rifles – Favors close to mid. Cripples, confuses, and weakens.:</text:p>
      <text:list xml:id="list1861201058" text:style-name="L2">
        <text:list-item>
          <text:p text:style-name="P8">Aimed Shot. Cripples target.</text:p>
        </text:list-item>
        <text:list-item>
          <text:p text:style-name="P8">Blast Shot. Pushes back target. More damage up close.</text:p>
        </text:list-item>
        <text:list-item>
          <text:p text:style-name="P8">Brain Shot. Favors corruption. Causes confusion.</text:p>
        </text:list-item>
        <text:list-item>
          <text:p text:style-name="P8">Arm Shot. Favors sanctity. Causes weakness.</text:p>
        </text:list-item>
      </text:list>
      <text:p text:style-name="P4">Bows – Favors being very close or very far. Burns and cripples.:</text:p>
      <text:list xml:id="list1212025311" text:style-name="L3">
        <text:list-item>
          <text:p text:style-name="P9">Double Shot. 2 arrows to the same target.</text:p>
        </text:list-item>
        <text:list-item>
          <text:p text:style-name="P9">Arrow Stab. Damages and cripples target.</text:p>
        </text:list-item>
        <text:list-item>
          <text:p text:style-name="P9">Burning Arrow. Damages and causes burning. Favors corruption.</text:p>
        </text:list-item>
        <text:list-item>
          <text:p text:style-name="P9">Long Shot. A shot with a long range. Higher damage the further away. Favors sanctity.</text:p>
        </text:list-item>
      </text:list>
      <text:p text:style-name="P4">Staves – Favors AOE. Grants healing. Favors sanctity.:</text:p>
      <text:list xml:id="list394214454" text:style-name="L4">
        <text:list-item>
          <text:p text:style-name="P10">Staff Slam. Strike the ground. Hits up to 5 around in 2 range for lower damage.</text:p>
        </text:list-item>
        <text:list-item>
          <text:p text:style-name="P10">Force Wave. Strike forward for lower damage. 3 wide. Grants Protection.</text:p>
        </text:list-item>
        <text:list-item>
          <text:p text:style-name="P10">Holy Strike. Favors sanctity. Hits and heals self.</text:p>
        </text:list-item>
        <text:list-item>
          <text:p text:style-name="P10">Holy Fire. Favors sanctity. Grants regeneration, causes burning on 1 range targets.</text:p>
        </text:list-item>
      </text:list>
      <text:p text:style-name="P3"/>
      <text:p text:style-name="P5">Skills</text:p>
      <text:list xml:id="list2163756577" text:style-name="L5">
        <text:list-item>
          <text:p text:style-name="P11">Judgment. Skill category that focuses on changing the scales.</text:p>
          <text:list>
            <text:list-item>
              <text:p text:style-name="P11">Tipping the Scales. Damages self and target to push scale to strongest current side.</text:p>
            </text:list-item>
            <text:list-item>
              <text:p text:style-name="P11">Invert the Scales. Takes half of scale on current side and applies it to other side.</text:p>
            </text:list-item>
            <text:list-item>
              <text:p text:style-name="P11">Embrace the Scales. If sanctity favored, applies random boons to self. If corruption favored, applies conditions on enemies. Takes half of scale. Effects are more powerful with higher scale levels.</text:p>
            </text:list-item>
            <text:list-item>
              <text:p text:style-name="P11">Cleanse the Scales. Remove all boons and conditions to push the scales to strongest current side.</text:p>
            </text:list-item>
          </text:list>
        </text:list-item>
        <text:list-item>
          <text:p text:style-name="P11">Sacred. Needs a new name. Skill category that focuses on buffing self and pushing scale to sanctity.</text:p>
          <text:list>
            <text:list-item>
              <text:p text:style-name="P11">Cleanse. Remove 2 conditions and push to sanctity.</text:p>
            </text:list-item>
            <text:list-item>
              <text:p text:style-name="P11">Sanctify. Next 3 actions that heal or damage will push to sanctity.</text:p>
            </text:list-item>
            <text:list-item>
              <text:p text:style-name="P11">Consecrate. You are given might and regeneration. Nearby enemies given weakness.</text:p>
            </text:list-item>
            <text:list-item>
              <text:p text:style-name="P11">Sacred Shield. Grants regeneration and protection.</text:p>
            </text:list-item>
          </text:list>
        </text:list-item>
        <text:list-item>
          <text:p text:style-name="P11">Corrupt. Focuses on pushing to corruption and bleeds.</text:p>
          <text:list>
            <text:list-item>
              <text:p text:style-name="P11">Chant. You are given might. Next attack will bleed and push to corruption.</text:p>
            </text:list-item>
            <text:list-item>
              <text:p text:style-name="P11">Harakiri. Damage self. Grant regeneration and might. Push to corruption.</text:p>
            </text:list-item>
            <text:list-item>
              <text:p text:style-name="P11">Hemorrhage. Damages lightly and heavily bleeds target.</text:p>
            </text:list-item>
            <text:list-item>
              <text:p text:style-name="P11">Scream. Fear and cripple up to 3 nearby.</text:p>
            </text:list-item>
          </text:list>
        </text:list-item>
        <text:list-item>
          <text:p text:style-name="P11">Tactics. Focuses on maneuvering the field.</text:p>
          <text:list>
            <text:list-item>
              <text:p text:style-name="P11">Invigorate. Grant speed and fury.</text:p>
            </text:list-item>
            <text:list-item>
              <text:p text:style-name="P11">Swipe. Push back front 3 2 hexes.</text:p>
            </text:list-item>
            <text:list-item>
              <text:p text:style-name="P11">Sprint. Move 3 hexes and grant speed.</text:p>
            </text:list-item>
            <text:list-item>
              <text:p text:style-name="P11">Flare. Enemies in 2 range are blind.</text:p>
            </text:list-item>
          </text:list>
        </text:list-item>
      </text:list>
      <text:p text:style-name="P2"/>
      <text:list xml:id="list1897895584" text:continue-list="list2163756577" text:style-name="L5">
        <text:list-item text:start-value="1">
          <text:p text:style-name="P11">Sacred Form.</text:p>
          <text:list>
            <text:list-item>
              <text:p text:style-name="P11">Smite. High damage to single target. They are vulnerable.</text:p>
            </text:list-item>
            <text:list-item>
              <text:p text:style-name="P11">Holy Wave. Cone of 2 range is knocked back. Restores some sacred form power.</text:p>
            </text:list-item>
            <text:list-item>
              <text:p text:style-name="P11">Holy Nova. Shatter Sacred Form and deal high damage to all surrounding. Grants high regeneration. More damage and healing with more scale power.</text:p>
            </text:list-item>
          </text:list>
        </text:list-item>
        <text:list-item>
          <text:p text:style-name="P11">Corrupt Form.</text:p>
          <text:list>
            <text:list-item>
              <text:p text:style-name="P11">Gore. Medium damage. Heavy bleeding.</text:p>
            </text:list-item>
            <text:list-item>
              <text:p text:style-name="P11">Manifest. A single enemy has its conditions manifest. The more conditions, the more damage. For every condition, restores corrupt form power.</text:p>
            </text:list-item>
            <text:list-item>
              <text:p text:style-name="P11">Rain of Chaos. For 3 turns, a random enemy each turn is damaged and afflicted with weakness, vulnerability, burning, bleeding, and confusion.</text:p>
            </text:list-item>
          </text:list>
        </text:list-item>
      </text:list>
      <text:p text:style-name="P6"/>
      <text:list xml:id="list2149263562" text:continue-list="list1897895584" text:style-name="L5">
        <text:list-item text:start-value="1">
          <text:p text:style-name="P11">Healing.</text:p>
          <text:list>
            <text:list-item>
              <text:p text:style-name="P11">Healing Scales. More scales: more health.</text:p>
            </text:list-item>
            <text:list-item>
              <text:p text:style-name="P11">Fortitude. Heal 1 condition, with heavy regeneration for 5 turns.</text:p>
            </text:list-item>
          </text:list>
        </text:list-item>
      </text:list>
      <text:p text:style-name="P5">Traits</text:p>
      <text:list xml:id="list1421798632" text:style-name="L6">
        <text:list-item>
          <text:p text:style-name="P12">Judgment. Focuses on quickly pushing the scales. Each point increases scale capacity on either side by 2% and Toughness by 5 points.</text:p>
          <text:list>
            <text:list-item>
              <text:p text:style-name="P12">At 0% scales, take 3.75..15% less damage. At 50%, nothing. At 100% scales, do 3.75..15% more damage.</text:p>
            </text:list-item>
            <text:list-item>
              <text:p text:style-name="P12">When at 50% health, you push the scales 1..4% faster. When at 10% health, you push the scales 10..40% faster.</text:p>
            </text:list-item>
            <text:list-item>
              <text:p text:style-name="P12">When critically struck or you critically strike, you gain speed for 1..4 turns and next attack pushes 1.25..2.0x</text:p>
            </text:list-item>
            <text:list-item>
              <text:p text:style-name="P12">Your Judgment skills are 3.75..15% more effective.</text:p>
            </text:list-item>
          </text:list>
        </text:list-item>
        <text:list-item>
          <text:p text:style-name="P12">Sacred. Increases power and healing power by 5 points.</text:p>
          <text:list>
            <text:list-item>
              <text:p text:style-name="P12">When struck, you gain 2 stacks of might. Max of 2..8.</text:p>
            </text:list-item>
            <text:list-item>
              <text:p text:style-name="P12">Your staff skills #3 and #4 push 5..20% more.</text:p>
            </text:list-item>
            <text:list-item>
              <text:p text:style-name="P12">When you use any sacred skill you gain 1 regeneration/1 block/2 regeneration/ 2 block</text:p>
            </text:list-item>
            <text:list-item>
              <text:p text:style-name="P12">Your Sacred form skills do 10..40% more damage.</text:p>
            </text:list-item>
          </text:list>
        </text:list-item>
        <text:list-item>
          <text:p text:style-name="P12">Corrupt. Increases toughness and condition damage by 5 points.</text:p>
          <text:list>
            <text:list-item>
              <text:p text:style-name="P12">Bleeding lasts 10..40% longer and does 10..40% more damage.</text:p>
            </text:list-item>
            <text:list-item>
              <text:p text:style-name="P12">Your greatsword skills #3 and #4 recharge 5..20% faster.</text:p>
            </text:list-item>
            <text:list-item>
              <text:p text:style-name="P12">When struck, you have a 5..20% chance to inflict bleeding and confusion.</text:p>
            </text:list-item>
            <text:list-item>
              <text:p text:style-name="P12">Any condition you cause will damage the enemy for .25..1% of their max health.</text:p>
            </text:list-item>
          </text:list>
        </text:list-item>
        <text:list-item>
          <text:p text:style-name="P12">Tactics. Increases vitality by 5 and crit chance by 1%.</text:p>
          <text:list>
            <text:list-item>
              <text:p text:style-name="P12">Any critical strike reduces the cooldown of all skills by 1..4 turns.</text:p>
            </text:list-item>
            <text:list-item>
              <text:p text:style-name="P12">Invigorate now lasts 25.100% longer. Grants x/might/x/reflection.</text:p>
            </text:list-item>
            <text:list-item>
              <text:p text:style-name="P12">When you bring a scale's side up to 100%, you heal 7.5%/cast invigorate + heal 15%/gain speed + heal 22.5%/cast flare + heal 30%</text:p>
            </text:list-item>
            <text:list-item>
              <text:p text:style-name="P12">Striking a conditioned enemy does .5..2% more damage for each condition.</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och </meta:initial-creator>
    <meta:creation-date>2013-03-24T01:25:48</meta:creation-date>
    <dc:date>2013-04-02T14:10:11</dc:date>
    <dc:creator>Hooch </dc:creator>
    <meta:editing-duration>P1DT16H52M6S</meta:editing-duration>
    <meta:editing-cycles>160</meta:editing-cycles>
    <meta:generator>LibreOffice/3.5$Linux_X86_64 LibreOffice_project/350m1$Build-2</meta:generator>
    <meta:document-statistic meta:table-count="0" meta:image-count="0" meta:object-count="0" meta:page-count="4" meta:paragraph-count="80" meta:word-count="1026" meta:character-count="5993" meta:non-whitespace-character-count="5114"/>
  </office:meta>
</office:document-meta>
</file>